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df33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315cm"/>
    </style:style>
    <style:style style:name="P1" style:family="paragraph">
      <style:paragraph-properties fo:text-align="center"/>
      <style:text-properties fo:color="#ffffff" fo:font-size="48pt" style:font-size-asian="48pt" style:font-size-complex="48pt"/>
    </style:style>
    <style:style style:name="P2" style:family="paragraph">
      <style:text-properties fo:color="#ffffff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7cm" svg:height="3.937cm" svg:x="6.969cm" svg:y="8.874cm">
          <text:p text:style-name="P1"><text:span text:style-name="T1">S</text:span></text:p>
        </draw:rect>
        <draw:frame draw:style-name="gr2" draw:text-style-name="P2" draw:layer="layout" svg:width="1.209cm" svg:height="0.962cm" svg:x="9.571cm" svg:y="8.982cm">
          <draw:text-box>
            <text:p text:style-name="P2"><text:span text:style-name="T2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10:43:51</meta:creation-date>
    <dc:date>2013-11-13T11:03:01</dc:date>
    <meta:editing-duration>PT19M11S</meta:editing-duration>
    <meta:editing-cycles>4</meta:editing-cycles>
    <meta:generator>OpenOffice/4.0.1$Unix OpenOffice.org_project/401m5$Build-9714</meta:generator>
    <meta:document-statistic meta:object-count="2"/>
  </office:meta>
</office:document-meta>
</file>